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307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0869565217391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18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69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2608695652174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35.25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35.25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35.25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35.25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35.25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35.25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35.25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35.25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119]-[.C119])*24;24)" office:value-type="float" office:value="6" calcext:value-type="float">
            <text:p/>
          </table:table-cell>
          <table:table-cell table:formula="of:=SUM([.$E$4:.$E119])" office:value-type="float" office:value="291.5" calcext:value-type="float">
            <text:p/>
          </table:table-cell>
          <table:table-cell table:formula="of:=SUMIF([.$B$4:.$B$132];[.B119];[.$E$4:.$E$132])" office:value-type="float" office:value="35.25" calcext:value-type="float">
            <text:p/>
          </table:table-cell>
          <table:table-cell table:formula="of:=625-[.F119]" office:value-type="float" office:value="333.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20];2)" office:value-type="float" office:value="13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120]-[.C120])*24;24)" office:value-type="float" office:value="1.5" calcext:value-type="float">
            <text:p/>
          </table:table-cell>
          <table:table-cell table:formula="of:=SUM([.$E$4:.$E120])" office:value-type="float" office:value="293" calcext:value-type="float">
            <text:p/>
          </table:table-cell>
          <table:table-cell table:formula="of:=SUMIF([.$B$4:.$B$132];[.B120];[.$E$4:.$E$132])" office:value-type="float" office:value="35.25" calcext:value-type="float">
            <text:p/>
          </table:table-cell>
          <table:table-cell table:formula="of:=625-[.F120]" office:value-type="float" office:value="332" calcext:value-type="float">
            <text:p/>
          </table:table-cell>
          <table:table-cell office:value-type="string" calcext:value-type="string">
            <text:p>Aanpassen dummydatabank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1];2)" office:value-type="float" office:value="13" calcext:value-type="float">
            <text:p/>
          </table:table-cell>
          <table:table-cell office:value-type="time" office:time-value="PT13H15M00S" calcext:value-type="time">
            <text:p>0.55208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121]-[.C121])*24;24)" office:value-type="float" office:value="1.75" calcext:value-type="float">
            <text:p/>
          </table:table-cell>
          <table:table-cell table:formula="of:=SUM([.$E$4:.$E121])" office:value-type="float" office:value="294.75" calcext:value-type="float">
            <text:p/>
          </table:table-cell>
          <table:table-cell table:formula="of:=SUMIF([.$B$4:.$B$132];[.B121];[.$E$4:.$E$132])" office:value-type="float" office:value="35.25" calcext:value-type="float">
            <text:p/>
          </table:table-cell>
          <table:table-cell table:formula="of:=625-[.F121]" office:value-type="float" office:value="330.25" calcext:value-type="float">
            <text:p/>
          </table:table-cell>
          <table:table-cell office:value-type="string" calcext:value-type="string">
            <text:p>nalezen scriptie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2];2)" office:value-type="float" office:value="13" calcext:value-type="float">
            <text:p/>
          </table:table-cell>
          <table:table-cell office:value-type="time" office:time-value="PT15H15M00S" calcext:value-type="time">
            <text:p>0.63541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122]-[.C122])*24;24)" office:value-type="float" office:value="4.25" calcext:value-type="float">
            <text:p/>
          </table:table-cell>
          <table:table-cell table:formula="of:=SUM([.$E$4:.$E122])" office:value-type="float" office:value="299" calcext:value-type="float">
            <text:p/>
          </table:table-cell>
          <table:table-cell table:formula="of:=SUMIF([.$B$4:.$B$132];[.B122];[.$E$4:.$E$132])" office:value-type="float" office:value="35.25" calcext:value-type="float">
            <text:p/>
          </table:table-cell>
          <table:table-cell table:formula="of:=625-[.F122]" office:value-type="float" office:value="326" calcext:value-type="float">
            <text:p/>
          </table:table-cell>
          <table:table-cell office:value-type="string" calcext:value-type="string">
            <text:p>nalezen scriptie &amp;opstur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3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3]-[.C123])*24;24)" office:value-type="float" office:value="2.75" calcext:value-type="float">
            <text:p/>
          </table:table-cell>
          <table:table-cell table:formula="of:=SUM([.$E$4:.$E123])" office:value-type="float" office:value="301.75" calcext:value-type="float">
            <text:p/>
          </table:table-cell>
          <table:table-cell table:formula="of:=SUMIF([.$B$4:.$B$132];[.B123];[.$E$4:.$E$132])" office:value-type="float" office:value="8" calcext:value-type="float">
            <text:p/>
          </table:table-cell>
          <table:table-cell table:formula="of:=625-[.F123]" office:value-type="float" office:value="323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4];2)" office:value-type="float" office:value="14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4]-[.C124])*24;24)" office:value-type="float" office:value="0.999999999999999" calcext:value-type="float">
            <text:p/>
          </table:table-cell>
          <table:table-cell table:formula="of:=SUM([.$E$4:.$E124])" office:value-type="float" office:value="302.75" calcext:value-type="float">
            <text:p/>
          </table:table-cell>
          <table:table-cell table:formula="of:=SUMIF([.$B$4:.$B$132];[.B124];[.$E$4:.$E$132])" office:value-type="float" office:value="8" calcext:value-type="float">
            <text:p/>
          </table:table-cell>
          <table:table-cell table:formula="of:=625-[.F124]" office:value-type="float" office:value="322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5];2)" office:value-type="float" office:value="14" calcext:value-type="float">
            <text:p/>
          </table:table-cell>
          <table:table-cell office:value-type="time" office:time-value="PT14H45M00S" calcext:value-type="time">
            <text:p>0.614583333333333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25]-[.C125])*24;24)" office:value-type="float" office:value="2.25" calcext:value-type="float">
            <text:p/>
          </table:table-cell>
          <table:table-cell table:formula="of:=SUM([.$E$4:.$E125])" office:value-type="float" office:value="305" calcext:value-type="float">
            <text:p/>
          </table:table-cell>
          <table:table-cell table:formula="of:=SUMIF([.$B$4:.$B$132];[.B125];[.$E$4:.$E$132])" office:value-type="float" office:value="8" calcext:value-type="float">
            <text:p/>
          </table:table-cell>
          <table:table-cell table:formula="of:=625-[.F125]" office:value-type="float" office:value="320" calcext:value-type="float">
            <text:p/>
          </table:table-cell>
          <table:table-cell office:value-type="string" calcext:value-type="string">
            <text:p>webservice terug herstellen &amp; script aanpassen om random data bij timestamp te steken &amp; deployen op f4f-mon-dev.intec.ugent.be &amp;postgresql wil niet meer start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6];2)" office:value-type="float" office:value="14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26]-[.C126])*24;24)" office:value-type="float" office:value="1.5" calcext:value-type="float">
            <text:p/>
          </table:table-cell>
          <table:table-cell table:formula="of:=SUM([.$E$4:.$E126])" office:value-type="float" office:value="306.5" calcext:value-type="float">
            <text:p/>
          </table:table-cell>
          <table:table-cell table:formula="of:=SUMIF([.$B$4:.$B$132];[.B126];[.$E$4:.$E$132])" office:value-type="float" office:value="8" calcext:value-type="float">
            <text:p/>
          </table:table-cell>
          <table:table-cell table:formula="of:=625-[.F126]" office:value-type="float" office:value="318.5" calcext:value-type="float">
            <text:p/>
          </table:table-cell>
          <table:table-cell office:value-type="string" calcext:value-type="string">
            <text:p>toevoegen van een resultaat aan databank via webservice &amp;doorlezen authenticatie rest service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41730</text:p>
          </table:table-cell>
          <table:table-cell table:style-name="ce4" table:formula="of:=ISOWEEKNUM([.A127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09H45M00S" calcext:value-type="time">
            <text:p>0.40625</text:p>
          </table:table-cell>
          <table:table-cell table:formula="of:=MOD(([.D127]-[.C127])*24;24)" office:value-type="float" office:value="0.5" calcext:value-type="float">
            <text:p/>
          </table:table-cell>
          <table:table-cell table:formula="of:=SUM([.$E$4:.$E127])" office:value-type="float" office:value="307" calcext:value-type="float">
            <text:p/>
          </table:table-cell>
          <table:table-cell table:formula="of:=SUMIF([.$B$4:.$B$132];[.B127];[.$E$4:.$E$132])" office:value-type="float" office:value="8" calcext:value-type="float">
            <text:p/>
          </table:table-cell>
          <table:table-cell table:formula="of:=625-[.F127]" office:value-type="float" office:value="318" calcext:value-type="float">
            <text:p/>
          </table:table-cell>
          <table:table-cell office:value-type="string" calcext:value-type="string">
            <text:p>post requests ondersteun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307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307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307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307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307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307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307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307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307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307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307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307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307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307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307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307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307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307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307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307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307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307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307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307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307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307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307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307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307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307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307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307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307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307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307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307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307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307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307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307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307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307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307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307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307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307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307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307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307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307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307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307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307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307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307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307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307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307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307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307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307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307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307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307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307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307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307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307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307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307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307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307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1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307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18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09:47:04.971644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4-01T09:47:45.187345186</dc:date>
    <meta:editing-duration>P7DT11H17M32S</meta:editing-duration>
    <meta:editing-cycles>280</meta:editing-cycles>
    <meta:generator>LibreOffice/4.2.2.1$Linux_X86_64 LibreOffice_project/420m0$Build-1</meta:generator>
    <meta:document-statistic meta:table-count="1" meta:cell-count="1450" meta:object-count="0"/>
  </office:meta>
</office:document-meta>
</file>